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c1" officeooo:paragraph-rsid="001991c1"/>
    </style:style>
    <style:style style:name="P2" style:family="paragraph" style:parent-style-name="Standard">
      <style:text-properties officeooo:rsid="0011e6ef" officeooo:paragraph-rsid="0011e6ef"/>
    </style:style>
    <style:style style:name="P3" style:family="paragraph" style:parent-style-name="Standard">
      <style:text-properties officeooo:rsid="0015cea5" officeooo:paragraph-rsid="0015cea5"/>
    </style:style>
    <style:style style:name="T1" style:family="text">
      <style:text-properties officeooo:rsid="000e78a3"/>
    </style:style>
    <style:style style:name="T2" style:family="text">
      <style:text-properties officeooo:rsid="00107220"/>
    </style:style>
    <style:style style:name="T3" style:family="text">
      <style:text-properties style:text-position="super 58%" officeooo:rsid="00107220"/>
    </style:style>
    <style:style style:name="T4" style:family="text">
      <style:text-properties officeooo:rsid="0012803f"/>
    </style:style>
    <style:style style:name="T5" style:family="text">
      <style:text-properties officeooo:rsid="0013df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rst time I remember coming into contact with anything electronic was <text:span text:style-name="T2">when I was in 4</text:span><text:span text:style-name="T3">th</text:span><text:span text:style-name="T2"> grade, it was my</text:span> father <text:span text:style-name="T2">playing</text:span> Quake on a rusty CRT monitor twice the size of my head. Naturally, my mother wouldn't stand for any of that violent "nonsense", but my father always snuck me into his gaming sessions (letting me play every so often if my grades were keeping up) while my mother napped on the sofa, oblivious to our <text:span text:style-name="T1">mischief.</text:span> <text:span text:style-name="T2">Since then, I've always endeavored to keep up with technology and all it offers, but it wasn't until my father introduced me to scripting with Perl that I really started to see the true potential of computers. He first introduced the concept of programming to me when I wouldn't stop complaining about the monotony of my math homework, by telling me there was a “secret way” I could do all my homework without doing any real work. Little did I know that the “secret way” was actually way more work, but it was infinitely more rewarding. The hours on hours I spent trying to write scripts for my math problems paid off when all my friends spent their time slaving away on the ridiculous homework assignments, while I got to goof off playing games.</text:span></text:p>
      <text:p text:style-name="P1"/>
      <text:p text:style-name="P2">Programming, <text:span text:style-name="T5">for me at least is a way </text:span>to pass time when I'm bored or its a way for me to solve a seemingly difficult problem with ease, <text:span text:style-name="T5">I'll use it to automate my social networking, to make a learning algorithm to predict the victory in a Dota 2 match</text:span>. <text:span text:style-name="T4">I'm used to working with a team, with friends or with strangers, and I'm also completely adequate at pushing my own work through without help from others. <text:s text:c="2"/>Ever since those first scripts,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span></text:p>
      <text:p text:style-name="P2"/>
      <text:p text:style-name="P3">I believe that I'm keenly in touch with technology. Ever since my father introduced me to shell scripting, programming turned into a way to pass time when I'm bored or its a way for me to solve a seemingly difficult problem with ease. I'll use it to automate my social networking or I'll use it to make a learning algorithm to predict the probability of a victory in a Dota 2 match. As a programmer, I'm confident in my skills and I'm used to working with a team, with friends or with strangers. However I'm also completely adequate at pushing my own work through without help from others, and I have no problem taking on large projects solo.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3:49:57.544000000</meta:creation-date>
    <dc:date>2016-02-04T22:56:38.638000000</dc:date>
    <meta:editing-duration>PT13M53S</meta:editing-duration>
    <meta:editing-cycles>4</meta:editing-cycles>
    <meta:generator>LibreOffice/4.3.1.2$Windows_x86 LibreOffice_project/958349dc3b25111dbca392fbc281a05559ef6848</meta:generator>
    <meta:document-statistic meta:table-count="0" meta:image-count="0" meta:object-count="0" meta:page-count="1" meta:paragraph-count="3" meta:word-count="583" meta:character-count="3258" meta:non-whitespace-character-count="2676"/>
  </office:meta>
</office:document-meta>
</file>